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1" office:value-type="string">
            <text:p>Krusader v1.3</text:p>
          </table:table-cell>
          <table:table-cell table:style-name="ce1" office:value-type="string">
            <text:p>A1-Assembler</text:p>
          </table:table-cell>
          <table:table-cell table:style-name="ce1" office:value-type="string">
            <text:p>SB-Assembler</text:p>
          </table:table-cell>
          <table:table-cell table:style-name="ce1" office:value-type="string">
            <text:p>Basic Assembler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System</text:p>
          </table:table-cell>
          <table:table-cell table:number-columns-repeated="2" table:style-name="ce3" office:value-type="string">
            <text:p>Apple 1</text:p>
          </table:table-cell>
          <table:table-cell table:style-name="ce3" office:value-type="string">
            <text:p>multiple</text:p>
          </table:table-cell>
          <table:table-cell table:style-name="ce3" office:value-type="string">
            <text:p>BBC Micro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CPU Specifier</text:p>
          </table:table-cell>
          <table:table-cell table:style-name="ce4" office:value-type="string">
            <text:p>n/a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.CR 6502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Origin</text:p>
          </table:table-cell>
          <table:table-cell office:value-type="string">
            <text:p>label .M $nnnn</text:p>
          </table:table-cell>
          <table:table-cell table:number-columns-repeated="2" office:value-type="string">
            <text:p>.OR address</text:p>
          </table:table-cell>
          <table:table-cell table:number-columns-repeated="1020"/>
        </table:table-row>
        <table:table-row table:style-name="ro2">
          <table:table-cell office:value-type="string">
            <text:p>Comments</text:p>
          </table:table-cell>
          <table:table-cell table:number-columns-repeated="3" office:value-type="string">
            <text:p>;comment</text:p>
          </table:table-cell>
          <table:table-cell table:number-columns-repeated="1020"/>
        </table:table-row>
        <table:table-row table:style-name="ro2">
          <table:table-cell office:value-type="string">
            <text:p>Labels</text:p>
          </table:table-cell>
          <table:table-cell office:value-type="string">
            <text:p>Max 6 chars</text:p>
          </table:table-cell>
          <table:table-cell table:number-columns-repeated="2" office:value-type="string">
            <text:p>opt. Suffix :</text:p>
          </table:table-cell>
          <table:table-cell office:value-type="string">
            <text:p>.label</text:p>
          </table:table-cell>
          <table:table-cell table:number-columns-repeated="1019"/>
        </table:table-row>
        <table:table-row table:style-name="ro2">
          <table:table-cell office:value-type="string">
            <text:p>Local Labels</text:p>
          </table:table-cell>
          <table:table-cell office:value-type="string">
            <text:p>.label</text:p>
          </table:table-cell>
          <table:table-cell office:value-type="string">
            <text:p>.0 - .99</text:p>
          </table:table-cell>
          <table:table-cell office:value-type="string">
            <text:p>.label</text:p>
          </table:table-cell>
          <table:table-cell table:number-columns-repeated="1020"/>
        </table:table-row>
        <table:table-row table:style-name="ro1">
          <table:table-cell office:value-type="string">
            <text:p>Modules</text:p>
          </table:table-cell>
          <table:table-cell office:value-type="string">
            <text:p>label .M {$nnnn}</text:p>
          </table:table-cell>
          <table:table-cell table:number-columns-repeated="2" table:style-name="ce5"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Equate</text:p>
          </table:table-cell>
          <table:table-cell office:value-type="string">
            <text:p>label .= $nnnn</text:p>
          </table:table-cell>
          <table:table-cell office:value-type="string">
            <text:p>.EQ</text:p>
          </table:table-cell>
          <table:table-cell office:value-type="string">
            <text:p>.EQ or =</text:p>
          </table:table-cell>
          <table:table-cell table:number-columns-repeated="1020"/>
        </table:table-row>
        <table:table-row table:style-name="ro1">
          <table:table-cell office:value-type="string">
            <text:p>Binary</text:p>
          </table:table-cell>
          <table:table-cell/>
          <table:table-cell office:value-type="string">
            <text:p>%nnnnnnnn</text:p>
          </table:table-cell>
          <table:table-cell office:value-type="string">
            <text:p>%nnnnnnnn</text:p>
          </table:table-cell>
          <table:table-cell table:number-columns-repeated="1020"/>
        </table:table-row>
        <table:table-row table:style-name="ro1">
          <table:table-cell office:value-type="string">
            <text:p>Octal</text:p>
          </table:table-cell>
          <table:table-cell/>
          <table:table-cell office:value-type="string">
            <text:p>@nnn</text:p>
          </table:table-cell>
          <table:table-cell office:value-type="string">
            <text:p>@nnn</text:p>
          </table:table-cell>
          <table:table-cell table:number-columns-repeated="1020"/>
        </table:table-row>
        <table:table-row table:style-name="ro1">
          <table:table-cell office:value-type="string">
            <text:p>Hexadecimal</text:p>
          </table:table-cell>
          <table:table-cell office:value-type="string">
            <text:p>$nn{nn}</text:p>
          </table:table-cell>
          <table:table-cell office:value-type="string">
            <text:p>$nn{nn}</text:p>
          </table:table-cell>
          <table:table-cell office:value-type="string">
            <text:p>$nn{nn}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string">
            <text:p>Byte</text:p>
          </table:table-cell>
          <table:table-cell office:value-type="string">
            <text:p>{label} .B $nn</text:p>
          </table:table-cell>
          <table:table-cell/>
          <table:table-cell office:value-type="string">
            <text:p>.DB byte,...</text:p>
          </table:table-cell>
          <table:table-cell table:number-columns-repeated="1020"/>
        </table:table-row>
        <table:table-row table:style-name="ro1">
          <table:table-cell office:value-type="string">
            <text:p>Word</text:p>
          </table:table-cell>
          <table:table-cell office:value-type="string">
            <text:p>{label} .W $nn</text:p>
          </table:table-cell>
          <table:table-cell/>
          <table:table-cell office:value-type="string">
            <text:p>.DW word,...</text:p>
          </table:table-cell>
          <table:table-cell table:number-columns-repeated="1020"/>
        </table:table-row>
        <table:table-row table:style-name="ro2">
          <table:table-cell office:value-type="string">
            <text:p>String</text:p>
          </table:table-cell>
          <table:table-cell office:value-type="string">
            <text:p>{label} .S 'string'</text:p>
          </table:table-cell>
          <table:table-cell/>
          <table:table-cell office:value-type="string">
            <text:p>.AS “string”</text:p>
          </table:table-cell>
          <table:table-cell table:number-columns-repeated="1020"/>
        </table:table-row>
        <table:table-row table:style-name="ro1">
          <table:table-cell office:value-type="string">
            <text:p>Block</text:p>
          </table:table-cell>
          <table:table-cell table:number-columns-repeated="2"/>
          <table:table-cell office:value-type="string">
            <text:p>{label} .BS $nn</text:p>
          </table:table-cell>
          <table:table-cell table:number-columns-repeated="1020"/>
        </table:table-row>
        <table:table-row table:style-name="ro2">
          <table:table-cell office:value-type="string">
            <text:p>Low Byte</text:p>
          </table:table-cell>
          <table:table-cell office:value-type="string">
            <text:p>&lt;label</text:p>
          </table:table-cell>
          <table:table-cell/>
          <table:table-cell office:value-type="string">
            <text:p>#</text:p>
          </table:table-cell>
          <table:table-cell table:number-columns-repeated="1020"/>
        </table:table-row>
        <table:table-row table:style-name="ro2">
          <table:table-cell office:value-type="string">
            <text:p>High Byte</text:p>
          </table:table-cell>
          <table:table-cell office:value-type="string">
            <text:p>&gt;label</text:p>
          </table:table-cell>
          <table:table-cell/>
          <table:table-cell office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>
            <text:p>Include</text:p>
          </table:table-cell>
          <table:table-cell table:number-columns-repeated="2" table:style-name="ce5" office:value-type="string">
            <text:p>n/a</text:p>
          </table:table-cell>
          <table:table-cell office:value-type="string">
            <text:p>.IN filename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Notes</text:p>
          </table:table-cell>
          <table:table-cell table:style-name="ce6" office:value-type="string">
            <text:p>Low and High Byte operators may not be used with forward labels.</text:p>
          </table:table-cell>
          <table:table-cell table:style-name="ce6"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3-01-23T10:08:06</meta:creation-date>
    <dc:date>2017-04-15T17:47:42</dc:date>
    <dc:creator>Curtis Kaylor</dc:creator>
    <meta:editing-duration>PT42M18S</meta:editing-duration>
    <meta:editing-cycles>9</meta:editing-cycles>
    <meta:generator>LibreOffice/3.5$Linux_x86 LibreOffice_project/350m1$Build-2</meta:generator>
    <meta:document-statistic meta:table-count="1" meta:cell-count="72" meta:object-count="0"/>
  </office:meta>
</office:document-meta>
</file>